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ializeTest2.test_mapping_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e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ializeTest2.test_mapping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eTest2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eTest2.test_mapping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ializeTest2.test_mapping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